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0cm" fo:min-width="0cm" draw:shadow="hidden"/>
    </style:style>
    <style:style style:name="gr2" style:family="graphic" style:parent-style-name="standard">
      <style:graphic-properties svg:stroke-color="#333333" draw:fill="solid" draw:fill-color="#eeeeee" draw:textarea-horizontal-align="justify" draw:textarea-vertical-align="middle" draw:auto-grow-height="false" fo:min-height="0cm" fo:min-width="0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 draw:shadow="hidden"/>
    </style:style>
    <style:style style:name="gr5" style:family="graphic" style:parent-style-name="objectwithoutfill">
      <style:graphic-properties draw:marker-end="Arrow" draw:marker-end-width="0.3cm" draw:fill="none" draw:fill-color="#000000" draw:textarea-vertical-align="middle" draw:shadow="hidden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text-properties fo:font-size="18pt" style:font-size-asian="18pt" style:font-size-complex="1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143cm" svg:x="5.191cm" svg:y="5.953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1.143cm" svg:height="1.143cm" svg:x="6.334cm" svg:y="5.953cm">
          <text:p text:style-name="P2"><text:span text:style-name="T1">15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143cm" svg:height="1.143cm" svg:x="7.477cm" svg:y="5.953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143cm" svg:height="1.143cm" svg:x="9.763cm" svg:y="5.953cm">
          <text:p text:style-name="P3">addr1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93cm" svg:height="0.649cm" svg:x="3.251cm" svg:y="7.11cm">
          <draw:text-box>
            <text:p><text:span text:style-name="T1">Address</text:span></text:p>
          </draw:text-box>
        </draw:frame>
        <draw:frame draw:style-name="gr3" draw:text-style-name="P4" draw:layer="layout" svg:width="1.086cm" svg:height="0.649cm" svg:x="5.148cm" svg:y="7.177cm">
          <draw:text-box>
            <text:p><text:span text:style-name="T1">100</text:span></text:p>
          </draw:text-box>
        </draw:frame>
        <draw:frame draw:style-name="gr3" draw:text-style-name="P4" draw:layer="layout" svg:width="1.086cm" svg:height="0.649cm" svg:x="6.349cm" svg:y="7.178cm">
          <draw:text-box>
            <text:p><text:span text:style-name="T1">101</text:span></text:p>
          </draw:text-box>
        </draw:frame>
        <draw:frame draw:style-name="gr3" draw:text-style-name="P4" draw:layer="layout" svg:width="1.086cm" svg:height="0.649cm" svg:x="7.449cm" svg:y="7.178cm">
          <draw:text-box>
            <text:p><text:span text:style-name="T1">102</text:span></text:p>
          </draw:text-box>
        </draw:frame>
        <draw:frame draw:style-name="gr3" draw:text-style-name="P4" draw:layer="layout" svg:width="1.086cm" svg:height="0.649cm" svg:x="9.75cm" svg:y="7.179cm">
          <draw:text-box>
            <text:p><text:span text:style-name="T1">150</text:span></text:p>
          </draw:text-box>
        </draw:frame>
        <draw:frame draw:style-name="gr4" draw:text-style-name="P5" draw:layer="layout" svg:width="1.035cm" svg:height="0.962cm" svg:x="8.75cm" svg:y="5.907cm">
          <draw:text-box>
            <text:p><text:span text:style-name="T2">...</text:span></text:p>
          </draw:text-box>
        </draw:frame>
        <draw:frame draw:style-name="gr3" draw:text-style-name="P4" draw:layer="layout" svg:width="3.41cm" svg:height="0.649cm" svg:x="5.083cm" svg:y="4.323cm">
          <draw:text-box>
            <text:p><text:span text:style-name="T1">Computer Memory</text:span></text:p>
          </draw:text-box>
        </draw:frame>
        <draw:frame draw:style-name="gr3" draw:text-style-name="P4" draw:layer="layout" svg:width="1.556cm" svg:height="0.649cm" svg:x="6.186cm" svg:y="7.858cm">
          <draw:text-box>
            <text:p><text:span text:style-name="T1">names</text:span></text:p>
          </draw:text-box>
        </draw:frame>
        <draw:custom-shape draw:style-name="gr2" draw:text-style-name="P3" draw:layer="layout" svg:width="1.143cm" svg:height="1.143cm" svg:x="10.906cm" svg:y="5.953cm">
          <text:p text:style-name="P3"><text:span text:style-name="T1">addr2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086cm" svg:height="0.649cm" svg:x="10.85cm" svg:y="7.18cm">
          <draw:text-box>
            <text:p><text:span text:style-name="T1">151</text:span></text:p>
          </draw:text-box>
        </draw:frame>
        <draw:connector draw:style-name="gr5" draw:text-style-name="P2" draw:layer="layout" draw:type="curve" svg:x1="6.905cm" svg:y1="5.953cm" svg:x2="10.334cm" svg:y2="5.953cm" draw:start-shape="id1" draw:start-glue-point="0" draw:end-shape="id2" draw:end-glue-point="0" svg:d="M6905 5953c0-753 3429-753 3429 0" svg:viewBox="0 0 3430 566">
          <text:p/>
        </draw:connector>
        <draw:custom-shape draw:style-name="gr2" draw:text-style-name="P3" xml:id="id6" draw:id="id6" draw:layer="layout" svg:width="1.143cm" svg:height="1.143cm" svg:x="12.049cm" svg:y="5.953cm">
          <text:p text:style-name="P3"><text:span text:style-name="T1">addr3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3.429cm" svg:height="1.143cm" svg:x="9.763cm" svg:y="5.953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2.339cm" svg:height="0.649cm" svg:x="10.355cm" svg:y="7.796cm">
          <draw:text-box>
            <text:p text:style-name="P4"><text:span text:style-name="T1">array object</text:span></text:p>
          </draw:text-box>
        </draw:frame>
        <draw:frame draw:style-name="gr3" draw:text-style-name="P4" draw:layer="layout" svg:width="1.086cm" svg:height="0.649cm" svg:x="12.05cm" svg:y="7.181cm">
          <draw:text-box>
            <text:p><text:span text:style-name="T1">152</text:span></text:p>
          </draw:text-box>
        </draw:frame>
        <draw:custom-shape draw:style-name="gr2" draw:text-style-name="P3" xml:id="id5" draw:id="id5" draw:layer="layout" svg:width="1.143cm" svg:height="1.143cm" svg:x="13.827cm" svg:y="5.953cm">
          <text:p text:style-name="P3">“Abe”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.143cm" svg:height="1.143cm" svg:x="15.251cm" svg:y="5.953cm">
          <text:p text:style-name="P3"><text:span text:style-name="T1">“</text:span><text:span text:style-name="T1">Bob”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143cm" svg:height="1.143cm" svg:x="16.675cm" svg:y="5.953cm">
          <text:p text:style-name="P3"><text:span text:style-name="T1">“</text:span><text:span text:style-name="T1">Cid”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11.477cm" svg:y1="5.953cm" svg:x2="15.822cm" svg:y2="5.953cm" draw:start-shape="id3" draw:end-shape="id4" draw:end-glue-point="0" svg:d="M11477 5953c0-790 4345-790 4345 0" svg:viewBox="0 0 4346 593">
          <text:p/>
        </draw:connector>
        <draw:connector draw:style-name="gr8" draw:text-style-name="P2" draw:layer="layout" draw:type="curve" svg:x1="10.334cm" svg:y1="5.953cm" svg:x2="14.398cm" svg:y2="5.953cm" draw:start-shape="id2" draw:start-glue-point="0" draw:end-shape="id5" draw:end-glue-point="0" svg:d="M10334 5953c0-753 4064-753 4064 0" svg:viewBox="0 0 4065 566">
          <text:p/>
        </draw:connector>
        <draw:connector draw:style-name="gr8" draw:text-style-name="P2" draw:layer="layout" draw:type="curve" svg:x1="12.62cm" svg:y1="5.953cm" svg:x2="17.246cm" svg:y2="5.953cm" draw:start-shape="id6" draw:start-glue-point="0" draw:end-shape="id7" draw:end-glue-point="0" svg:d="M12620 5953c0-753 4626-753 4626 0" svg:viewBox="0 0 4627 56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-width="0.102cm" draw:fill="none" draw:fill-gradient-name="Gradient_20_2" draw:fill-hatch-name="Hatching_20_1" draw:fill-image-name="Bitmape_20_1" draw:fill-image-width="0cm" draw:fill-image-height="0cm" draw:shadow-offset-x="0.203cm" draw:shadow-offset-y="0.203cm" draw:end-line-spacing-horizontal="0.508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23T11:14:47.240300416</meta:creation-date>
    <dc:date>2014-10-23T17:14:48.885163450</dc:date>
    <meta:editing-duration>PT1H59M9S</meta:editing-duration>
    <meta:editing-cycles>6</meta:editing-cycles>
    <meta:generator>LibreOffice/4.2.6.3$Linux_X86_64 LibreOffice_project/420m0$Build-3</meta:generator>
    <meta:document-statistic meta:object-count="25"/>
  </office:meta>
</office:document-meta>
</file>